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table:number-columns-repeated="10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table:number-columns-repeated="10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table:number-columns-repeated="10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table:number-columns-repeated="10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table:number-columns-repeated="10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table:number-columns-repeated="10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table:number-columns-repeated="10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table:number-columns-repeated="10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table:number-columns-repeated="10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table:number-columns-repeated="10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table:number-columns-repeated="10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table:number-columns-repeated="10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table:number-columns-repeated="10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table:number-columns-repeated="10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7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3" office:value-type="string" calcext:value-type="string">
            <text:p>{2, 4, 11, 13, 22, 26, 44, 52, 143, 286}</text:p>
          </table:table-cell>
          <table:table-cell table:style-name="ce71" office:value-type="float" office:value="151" calcext:value-type="float">
            <text:p>151</text:p>
          </table:table-cell>
          <table:table-cell table:style-name="ce78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79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5"/>
          <table:table-cell table:style-name="ce73" office:value-type="string" calcext:value-type="string">
            <text:p>5.807692307692308</text:p>
          </table:table-cell>
          <table:table-cell table:style-name="ce80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2"/>
          <table:table-cell table:style-name="ce70"/>
          <table:table-cell table:style-name="ce77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7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3" office:value-type="string" calcext:value-type="string">
            <text:p>{2, 4, 11, 22, 44, 121, 242}</text:p>
          </table:table-cell>
          <table:table-cell table:style-name="ce71" office:value-type="float" office:value="121" calcext:value-type="float">
            <text:p>121</text:p>
          </table:table-cell>
          <table:table-cell table:style-name="ce78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4" office:value-type="string" calcext:value-type="string">
            <text:p>{2, 3, 6, 9, 18, 29, 58, 87, 174, 261}</text:p>
          </table:table-cell>
          <table:table-cell table:style-name="ce72" office:value-type="float" office:value="131" calcext:value-type="float">
            <text:p>131</text:p>
          </table:table-cell>
          <table:table-cell table:style-name="ce7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6" office:value-type="string" calcext:value-type="string">
            <text:p>{2, 7, 14, 41, 82, 287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6" office:value-type="string" calcext:value-type="string">
            <text:p>{2, 4, 11, 13, 22, 26, 44, 52, 143, 286}</text:p>
          </table:table-cell>
          <table:table-cell table:style-name="ce74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6" office:value-type="string" calcext:value-type="string">
            <text:p>{7, 83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6" office:value-type="string" calcext:value-type="string">
            <text:p>{11, 53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6" office:value-type="string" calcext:value-type="string">
            <text:p>{5, 109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6" office:value-type="string" calcext:value-type="string">
            <text:p>{2, 3, 5, 6, 10, 15, 19, 30, 38, 57, 95, 114, 190, 285}</text:p>
          </table:table-cell>
          <table:table-cell table:style-name="ce74" office:value-type="float" office:value="144" calcext:value-type="float">
            <text:p>144</text:p>
          </table:table-cell>
          <table:table-cell table:style-name="ce81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6" office:value-type="string" calcext:value-type="string">
            <text:p>{2, 3, 6, 9, 11, 18, 22, 27, 33, 54, 66, 99, 198, 297}</text:p>
          </table:table-cell>
          <table:table-cell table:style-name="ce74" office:value-type="float" office:value="145" calcext:value-type="float">
            <text:p>145</text:p>
          </table:table-cell>
          <table:table-cell table:style-name="ce81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6" office:value-type="string" calcext:value-type="string">
            <text:p>{2, 4, 149, 298}</text:p>
          </table:table-cell>
          <table:table-cell table:style-name="ce74" office:value-type="float" office:value="150" calcext:value-type="float">
            <text:p>150</text:p>
          </table:table-cell>
          <table:table-cell table:style-name="ce81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6" office:value-type="string" calcext:value-type="string">
            <text:p>{5, 23, 25, 115}</text:p>
          </table:table-cell>
          <table:table-cell table:style-name="ce74" office:value-type="float" office:value="146" calcext:value-type="float">
            <text:p>146</text:p>
          </table:table-cell>
          <table:table-cell table:style-name="ce81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8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4" office:value-type="string" calcext:value-type="string">
            <text:p>{61, 103}</text:p>
          </table:table-cell>
          <table:table-cell table:style-name="ce72" office:value-type="float" office:value="1576" calcext:value-type="float">
            <text:p>1576</text:p>
          </table:table-cell>
          <table:table-cell table:style-name="ce79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5"/>
          <table:table-cell table:style-name="ce73" office:value-type="string" calcext:value-type="string">
            <text:p>60.6153846153846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3" office:value-type="string" calcext:value-type="string">
            <text:p>{2, 4, 8, 16, 32, 64, 128, 256}</text:p>
          </table:table-cell>
          <table:table-cell table:style-name="ce71" office:value-type="float" office:value="128" calcext:value-type="float">
            <text:p>128</text:p>
          </table:table-cell>
          <table:table-cell table:style-name="ce78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4" office:value-type="string" calcext:value-type="string">
            <text:p>{}</text:p>
          </table:table-cell>
          <table:table-cell table:style-name="ce72" office:value-type="float" office:value="119" calcext:value-type="float">
            <text:p>119</text:p>
          </table:table-cell>
          <table:table-cell table:style-name="ce79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6" office:value-type="string" calcext:value-type="string">
            <text:p>{}</text:p>
          </table:table-cell>
          <table:table-cell table:style-name="ce74" office:value-type="float" office:value="147" calcext:value-type="float">
            <text:p>147</text:p>
          </table:table-cell>
          <table:table-cell table:style-name="ce81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6" office:value-type="string" calcext:value-type="string">
            <text:p>{2, 3, 4, 6, 8, 12, 23, 24, 46, 69, 92, 138, 184, 276}</text:p>
          </table:table-cell>
          <table:table-cell table:style-name="ce74" office:value-type="float" office:value="139" calcext:value-type="float">
            <text:p>139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6" office:value-type="string" calcext:value-type="string">
            <text:p>{2, 3, 4, 6, 12, 43, 86, 129, 172, 258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6" office:value-type="string" calcext:value-type="string">
            <text:p>{3, 13, 39, 169}</text:p>
          </table:table-cell>
          <table:table-cell table:style-name="ce74" office:value-type="float" office:value="126" calcext:value-type="float">
            <text:p>126</text:p>
          </table:table-cell>
          <table:table-cell table:style-name="ce81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6" office:value-type="string" calcext:value-type="string">
            <text:p>{3, 9, 59, 177}</text:p>
          </table:table-cell>
          <table:table-cell table:style-name="ce74" office:value-type="float" office:value="132" calcext:value-type="float">
            <text:p>132</text:p>
          </table:table-cell>
          <table:table-cell table:style-name="ce81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6" office:value-type="string" calcext:value-type="string">
            <text:p>{2, 3, 6, 7, 13, 14, 21, 26, 39, 42, 78, 91, 182, 273}</text:p>
          </table:table-cell>
          <table:table-cell table:style-name="ce74" office:value-type="float" office:value="138" calcext:value-type="float">
            <text:p>138</text:p>
          </table:table-cell>
          <table:table-cell table:style-name="ce81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8" office:value-type="string" calcext:value-type="string">
            <text:p>{17, 31}</text:p>
          </table:table-cell>
          <table:table-cell table:style-name="ce75" office:value-type="float" office:value="131" calcext:value-type="float">
            <text:p>131</text:p>
          </table:table-cell>
          <table:table-cell table:style-name="ce8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4" office:value-type="string" calcext:value-type="string">
            <text:p>{3, 9, 11, 33, 43, 99, 129, 387, 473, 1419}</text:p>
          </table:table-cell>
          <table:table-cell table:style-name="ce72" office:value-type="float" office:value="1064" calcext:value-type="float">
            <text:p>1064</text:p>
          </table:table-cell>
          <table:table-cell table:style-name="ce79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5"/>
          <table:table-cell table:style-name="ce73" office:value-type="string" calcext:value-type="string">
            <text:p>40.92307692307692</text:p>
          </table:table-cell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3" office:value-type="string" calcext:value-type="string">
            <text:p>{3, 5, 7, 15, 21, 25, 35, 75, 105, 175}</text:p>
          </table:table-cell>
          <table:table-cell table:style-name="ce71" office:value-type="float" office:value="130" calcext:value-type="float">
            <text:p>130</text:p>
          </table:table-cell>
          <table:table-cell table:style-name="ce78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table:number-columns-repeated="10"/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table:number-columns-repeated="10"/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table:number-columns-repeated="10"/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table:number-columns-repeated="10"/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table:number-columns-repeated="10"/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add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table:number-columns-repeated="10"/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table:number-columns-repeated="10"/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table:number-columns-repeated="10"/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table:number-columns-repeated="10"/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table:number-columns-repeated="10"/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/>
          <table:table-cell table:style-name="ce68"/>
          <table:table-cell table:style-name="ce75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table:number-columns-repeated="10"/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/>
          <table:table-cell table:style-name="ce64"/>
          <table:table-cell table:style-name="ce72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5, 10, 11, 20, 22, 44, 55, 110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table:number-columns-repeated="10"/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/>
          <table:table-cell table:style-name="ce65"/>
          <table:table-cell table:style-name="ce73"/>
          <table:table-cell table:style-name="ce80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table:number-columns-repeated="10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6"/>
          <table:table-cell table:style-name="ce74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table:number-columns-repeated="10"/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2"/>
          <table:table-cell table:style-name="ce70"/>
          <table:table-cell table:style-name="ce77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1"/>
          <table:table-cell table:style-name="ce69"/>
          <table:table-cell table:style-name="ce76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2" office:value-type="string" calcext:value-type="string">
            <text:p>#sense tags</text:p>
          </table:table-cell>
          <table:table-cell table:style-name="ce70" office:value-type="string" calcext:value-type="string">
            <text:p>#space</text:p>
          </table:table-cell>
          <table:table-cell table:style-name="ce77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46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ePlate33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Application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#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d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ntex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cid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mm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iti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feren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cre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process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ecu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ac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witch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viron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verif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ul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featur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usine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eiz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li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ndatory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o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extra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uthen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dev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yste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ecryp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us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pyrigh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offic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lat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nso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mak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radi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av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interes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and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ggreg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reason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Histo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slim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lectr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bit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89" office:value-type="string" calcext:value-type="string">
            <text:p>_whole_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unci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group_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Fuse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procedur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yntax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A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ea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na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i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ur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d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rchite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odu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haracteris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s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rgan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a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strument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l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xpre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g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ecialis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rea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ver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h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Inform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o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rmi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a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smetic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a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echanis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jec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rpor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he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if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har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uni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tivit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wi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knowledgemen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igh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echnolog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row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miss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in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Occup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k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met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gre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plomac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loc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duca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unique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Requirement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decid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Scrip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B#2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ee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box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uncti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o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lass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ediu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amespa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iqu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brar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a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rame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b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lat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r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Kern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gu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p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n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ssembl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o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ymbo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rig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ea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n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bo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inves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ea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whil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ode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xi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Maintain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og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yp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ent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ask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p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data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iec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to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ot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opposit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rv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imila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Networ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i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Engin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lip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ap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forma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Heading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4" office:value-type="string" calcext:value-type="string">
            <text:p>-</text:p>
          </table:table-cell>
          <table:table-cell table:style-name="ce88" office:value-type="string" calcext:value-type="string">
            <text:p>_initiate_</text:p>
          </table:table-cell>
          <table:table-cell table:style-name="ce94" office:value-type="string" calcext:value-type="string">
            <text:p>:</text:p>
          </table:table-cell>
          <table:table-cell table:style-name="ce97"/>
          <table:table-cell table:style-name="ce101" office:value-type="string" calcext:value-type="string">
            <text:p>Torrent</text:p>
          </table:table-cell>
          <table:table-cell table:style-name="ce94" office:value-type="string" calcext:value-type="string">
            <text:p>//</text:p>
          </table:table-cell>
          <table:table-cell table:style-name="ce105" office:value-type="string" calcext:value-type="string">
            <text:p>C#3</text:p>
          </table:table-cell>
          <table:table-cell table:style-name="ce108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109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w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lay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" calcext:value-type="float">
            <text:p>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ur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omp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" calcext:value-type="float">
            <text:p>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ful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nalogu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3" calcext:value-type="float">
            <text:p>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erio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Filt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4" calcext:value-type="float">
            <text:p>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rando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Power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5" calcext:value-type="float">
            <text:p>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ri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Distribu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6" calcext:value-type="float">
            <text:p>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y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Recor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7" calcext:value-type="float">
            <text:p>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oo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eparat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8" calcext:value-type="float">
            <text:p>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icro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a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9" calcext:value-type="float">
            <text:p>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atc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pp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nex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ubm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1" calcext:value-type="float">
            <text:p>1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hi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re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2" calcext:value-type="float">
            <text:p>1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ls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nd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3" calcext:value-type="float">
            <text:p>1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ither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Accomplish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4" calcext:value-type="float">
            <text:p>1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equal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Besid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5" calcext:value-type="float">
            <text:p>1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previous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c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6" calcext:value-type="float">
            <text:p>16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ntinu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Unit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7" calcext:value-type="float">
            <text:p>17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adap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Glob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8" calcext:value-type="float">
            <text:p>18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equence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Virtual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19" calcext:value-type="float">
            <text:p>19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main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ogarith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0" calcext:value-type="float">
            <text:p>20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void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Capsul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1" calcext:value-type="float">
            <text:p>21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sor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tructure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2" calcext:value-type="float">
            <text:p>22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count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Spring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3" calcext:value-type="float">
            <text:p>23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length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Link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4" calcext:value-type="float">
            <text:p>24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5" office:value-type="string" calcext:value-type="string">
            <text:p>-</text:p>
          </table:table-cell>
          <table:table-cell table:style-name="ce91" office:value-type="string" calcext:value-type="string">
            <text:p>_trim</text:p>
          </table:table-cell>
          <table:table-cell table:style-name="ce93" office:value-type="string" calcext:value-type="string">
            <text:p>:</text:p>
          </table:table-cell>
          <table:table-cell table:style-name="ce98"/>
          <table:table-cell table:style-name="ce102" office:value-type="string" calcext:value-type="string">
            <text:p>Transform</text:p>
          </table:table-cell>
          <table:table-cell table:style-name="ce93" office:value-type="string" calcext:value-type="string">
            <text:p>//</text:p>
          </table:table-cell>
          <table:table-cell table:style-name="ce106" office:value-type="float" office:value="25" calcext:value-type="float">
            <text:p>25</text:p>
          </table:table-cell>
          <table:table-cell table:style-name="ce109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2" office:value-type="string" calcext:value-type="string">
            <text:p>_let</text:p>
          </table:table-cell>
          <table:table-cell table:style-name="ce95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Gross</text:p>
          </table:table-cell>
          <table:table-cell table:style-name="ce95" office:value-type="string" calcext:value-type="string">
            <text:p>//</text:p>
          </table:table-cell>
          <table:table-cell table:style-name="ce107" office:value-type="float" office:value="26" calcext:value-type="float">
            <text:p>26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 table:number-rows-repeated="2">
          <table:table-cell/>
          <table:table-cell table:style-name="ce83"/>
          <table:table-cell table:style-name="ce87"/>
          <table:table-cell table:style-name="ce93"/>
          <table:table-cell table:style-name="ce96"/>
          <table:table-cell table:style-name="ce100"/>
          <table:table-cell table:style-name="ce93"/>
          <table:table-cell table:style-name="ce104"/>
          <table:table-cell table:style-name="ce83"/>
          <table:table-cell table:style-name="ce5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566" meta:object-count="0"/>
    <meta:generator>LibreOfficeDev/6.0.5.2$Linux_X86_64 LibreOffice_project/</meta:generator>
  </office:meta>
</office:document-meta>
</file>